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iday, October 22</text:p>
      <text:p text:style-name="Standard">2:30 – 4:30pm</text:p>
      <text:p text:style-name="Standard">EIT 1015 / MC 4020</text:p>
      <text:p text:style-name="Standard"/>
      <text:p text:style-name="Standard">math.h, Horner's method, Bisection algorithm, euclid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4T16:30:22</meta:creation-date>
    <dc:date>2010-10-14T16:42:57</dc:date>
    <dc:creator>Sandy Maguire</dc:creator>
    <meta:editing-duration>PT00H29M27S</meta:editing-duration>
    <meta:editing-cycles>8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17" meta:character-count="102"/>
  </office:meta>
</office:document-meta>
</file>